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961cm"/>
    </style:style>
    <style:style style:name="gr2" style:family="graphic" style:parent-style-name="standard">
      <style:graphic-properties draw:textarea-horizontal-align="justify" draw:textarea-vertical-align="middle" draw:auto-grow-height="false" fo:min-height="0.559cm" fo:min-width="0.847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3.437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58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461cm" svg:height="2.032cm" svg:x="8.174cm" svg:y="6.068cm">
          <text:p text:style-name="P1">Set up Port pin led01 and</text:p>
          <text:p text:style-name="P1">led02in mode to out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905cm" svg:height="1.143cm" svg:x="9.952cm" svg:y="4.28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3.937cm" svg:height="2.032cm" svg:x="8.936cm" svg:y="10.81cm">
          <text:p text:style-name="P1">Turn off led01;</text:p>
          <text:p text:style-name="P1">Turn off led02;</text:p>
          <text:p text:style-name="P1">Wait 500ms;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159cm" svg:height="2.032cm" svg:x="9.825cm" svg:y="8.443cm">
          <text:p text:style-name="P1">For(;;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1.905cm" svg:height="1.143cm" svg:x="9.952cm" svg:y="23.18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0.905cm" svg:y1="5.425cm" svg:x2="10.904cm" svg:y2="6.068cm" draw:start-shape="id1" draw:start-glue-point="8" draw:end-shape="id2" draw:end-glue-point="0" svg:d="M10905 5425v322h-1v321" svg:viewBox="0 0 2 644">
          <text:p/>
        </draw:connector>
        <draw:connector draw:style-name="gr5" draw:text-style-name="P2" draw:layer="layout" svg:x1="10.904cm" svg:y1="8.1cm" svg:x2="10.905cm" svg:y2="8.443cm" draw:start-shape="id2" draw:start-glue-point="2" draw:end-shape="id3" draw:end-glue-point="4" svg:d="M10904 8100v172h1v171" svg:viewBox="0 0 2 344">
          <text:p/>
        </draw:connector>
        <draw:connector draw:style-name="gr5" draw:text-style-name="P2" draw:layer="layout" svg:x1="10.905cm" svg:y1="10.475cm" svg:x2="10.904cm" svg:y2="10.81cm" draw:start-shape="id3" draw:start-glue-point="6" draw:end-shape="id4" draw:end-glue-point="0" svg:d="M10905 10475v168h-1v167" svg:viewBox="0 0 2 336">
          <text:p/>
        </draw:connector>
        <draw:connector draw:style-name="gr5" draw:text-style-name="P2" draw:layer="layout" draw:line-skew="0cm -0.241cm" svg:x1="10.904cm" svg:y1="21.242cm" svg:x2="9.825cm" svg:y2="9.459cm" draw:start-shape="id5" draw:start-glue-point="2" draw:end-shape="id3" draw:end-glue-point="5" svg:d="M10904 21242v501h-2711v-12284h1632" svg:viewBox="0 0 2712 12285">
          <text:p/>
        </draw:connector>
        <draw:connector draw:style-name="gr5" draw:text-style-name="P2" draw:layer="layout" draw:line-skew="1.169cm 5.413cm" svg:x1="11.984cm" svg:y1="9.459cm" svg:x2="10.905cm" svg:y2="23.182cm" draw:start-shape="id3" draw:start-glue-point="7" draw:end-shape="id6" draw:end-glue-point="4" svg:d="M11984 9459h1670v12783h-2749v940" svg:viewBox="0 0 2750 13724">
          <text:p/>
        </draw:connector>
        <draw:custom-shape draw:style-name="gr3" draw:text-style-name="P1" xml:id="id7" draw:id="id7" draw:layer="layout" svg:width="3.937cm" svg:height="2.032cm" svg:x="8.936cm" svg:y="13.61cm">
          <text:p text:style-name="P1">Turn on led01;</text:p>
          <text:p text:style-name="P1">Turn off led02;</text:p>
          <text:p text:style-name="P1">Wait 500ms;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937cm" svg:height="2.032cm" svg:x="8.936cm" svg:y="16.41cm">
          <text:p text:style-name="P1">Turn off led01;</text:p>
          <text:p text:style-name="P1">Turn on led02;</text:p>
          <text:p text:style-name="P1">Wait 500ms;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937cm" svg:height="2.032cm" svg:x="8.936cm" svg:y="19.21cm">
          <text:p text:style-name="P1">Turn on led01;</text:p>
          <text:p text:style-name="P1">Turn on led02;</text:p>
          <text:p text:style-name="P1">Wait 500ms;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0.904cm" svg:y1="12.842cm" svg:x2="10.904cm" svg:y2="13.61cm" draw:start-shape="id4" draw:start-glue-point="2" draw:end-shape="id7" draw:end-glue-point="0" svg:d="M10904 12842v768" svg:viewBox="0 0 1 769">
          <text:p/>
        </draw:connector>
        <draw:connector draw:style-name="gr5" draw:text-style-name="P2" draw:layer="layout" svg:x1="10.904cm" svg:y1="15.642cm" svg:x2="10.904cm" svg:y2="16.41cm" draw:start-shape="id7" draw:start-glue-point="2" draw:end-shape="id8" draw:end-glue-point="0" svg:d="M10904 15642v768" svg:viewBox="0 0 1 769">
          <text:p/>
        </draw:connector>
        <draw:connector draw:style-name="gr5" draw:text-style-name="P2" draw:layer="layout" svg:x1="10.904cm" svg:y1="18.442cm" svg:x2="10.904cm" svg:y2="19.21cm" draw:start-shape="id8" draw:start-glue-point="2" draw:end-shape="id5" draw:end-glue-point="0" svg:d="M10904 18442v768" svg:viewBox="0 0 1 7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1:33:48.389095492</meta:creation-date>
    <dc:date>2017-06-20T12:03:10.456007811</dc:date>
    <meta:editing-duration>PT19M12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